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paragraph-rsid="000828d8"/>
    </style:style>
    <style:style style:name="P2" style:family="paragraph" style:parent-style-name="Heading_20_2">
      <style:text-properties officeooo:paragraph-rsid="000828d8"/>
    </style:style>
    <style:style style:name="P3" style:family="paragraph" style:parent-style-name="Heading_20_2">
      <style:text-properties fo:font-style="normal" officeooo:rsid="000828d8" officeooo:paragraph-rsid="000828d8" style:font-style-asian="normal" style:font-style-complex="normal"/>
    </style:style>
    <style:style style:name="P4" style:family="paragraph" style:parent-style-name="Text_20_body">
      <style:text-properties officeooo:rsid="000c8eaa" officeooo:paragraph-rsid="000828d8"/>
    </style:style>
    <style:style style:name="P5" style:family="paragraph" style:parent-style-name="Text_20_body">
      <style:paragraph-properties fo:text-align="center" style:justify-single-word="false"/>
      <style:text-properties officeooo:paragraph-rsid="000828d8"/>
    </style:style>
    <style:style style:name="P6" style:family="paragraph" style:parent-style-name="Text_20_body">
      <style:text-properties style:text-underline-style="solid" style:text-underline-width="auto" style:text-underline-color="font-color" officeooo:rsid="00097a4b" officeooo:paragraph-rsid="000828d8"/>
    </style:style>
    <style:style style:name="P7" style:family="paragraph" style:parent-style-name="Text_20_body" style:list-style-name="L1">
      <style:text-properties officeooo:paragraph-rsid="000828d8"/>
    </style:style>
    <style:style style:name="P8" style:family="paragraph" style:parent-style-name="Text_20_body">
      <style:paragraph-properties fo:text-align="center" style:justify-single-word="false"/>
      <style:text-properties fo:font-style="italic" fo:font-weight="bold" officeooo:rsid="00097a4b" officeooo:paragraph-rsid="000828d8" style:font-style-asian="italic" style:font-weight-asian="bold" style:font-style-complex="italic" style:font-weight-complex="bold"/>
    </style:style>
    <style:style style:name="P9" style:family="paragraph" style:parent-style-name="Text_20_body" style:list-style-name="L11">
      <style:text-properties fo:font-style="italic" officeooo:rsid="000c8eaa" officeooo:paragraph-rsid="000828d8" style:font-style-asian="italic" style:font-style-complex="italic"/>
    </style:style>
    <style:style style:name="P10" style:family="paragraph" style:parent-style-name="Text_20_body" style:list-style-name="L12">
      <style:text-properties fo:font-style="italic" officeooo:rsid="000c8eaa" officeooo:paragraph-rsid="000828d8" style:font-style-asian="italic" style:font-style-complex="italic"/>
    </style:style>
    <style:style style:name="P11" style:family="paragraph" style:parent-style-name="Text_20_body" style:list-style-name="L14">
      <style:text-properties fo:font-style="italic" officeooo:rsid="000c8eaa" officeooo:paragraph-rsid="000828d8" style:font-style-asian="italic" style:font-style-complex="italic"/>
    </style:style>
    <style:style style:name="P12" style:family="paragraph" style:parent-style-name="Text_20_body">
      <style:text-properties fo:font-style="italic" officeooo:rsid="000e60cd" officeooo:paragraph-rsid="000828d8" style:font-style-asian="italic" style:font-style-complex="italic"/>
    </style:style>
    <style:style style:name="P13" style:family="paragraph" style:parent-style-name="Text_20_body">
      <style:text-properties fo:font-style="italic" officeooo:rsid="000828d8" officeooo:paragraph-rsid="000828d8" style:font-style-asian="italic" style:font-style-complex="italic"/>
    </style:style>
    <style:style style:name="P14" style:family="paragraph" style:parent-style-name="Text_20_body">
      <style:paragraph-properties fo:text-align="center" style:justify-single-word="false"/>
      <style:text-properties officeooo:rsid="00097a4b" officeooo:paragraph-rsid="000828d8"/>
    </style:style>
    <style:style style:name="P15" style:family="paragraph" style:parent-style-name="Text_20_body" style:list-style-name="L8">
      <style:text-properties officeooo:rsid="00097a4b" officeooo:paragraph-rsid="000828d8"/>
    </style:style>
    <style:style style:name="P16" style:family="paragraph" style:parent-style-name="Text_20_body">
      <style:text-properties officeooo:rsid="00097a4b" officeooo:paragraph-rsid="000828d8"/>
    </style:style>
    <style:style style:name="P17" style:family="paragraph" style:parent-style-name="Text_20_body" style:list-style-name="L9">
      <style:text-properties officeooo:rsid="000aa6c7" officeooo:paragraph-rsid="000828d8"/>
    </style:style>
    <style:style style:name="P18" style:family="paragraph" style:parent-style-name="Text_20_body" style:list-style-name="L10">
      <style:text-properties officeooo:rsid="000aa6c7" officeooo:paragraph-rsid="000828d8"/>
    </style:style>
    <style:style style:name="P19" style:family="paragraph" style:parent-style-name="Text_20_body">
      <style:text-properties officeooo:rsid="000aa6c7" officeooo:paragraph-rsid="000828d8"/>
    </style:style>
    <style:style style:name="P20" style:family="paragraph" style:parent-style-name="Text_20_body">
      <style:paragraph-properties fo:text-align="start" style:justify-single-word="false"/>
      <style:text-properties fo:font-size="8pt" fo:font-style="normal" fo:font-weight="bold" officeooo:rsid="000c8eaa" officeooo:paragraph-rsid="000828d8" style:font-size-asian="8pt" style:font-style-asian="normal" style:font-weight-asian="bold" style:font-size-complex="8pt" style:font-style-complex="normal" style:font-weight-complex="bold"/>
    </style:style>
    <style:style style:name="P21" style:family="paragraph" style:parent-style-name="Text_20_body" style:list-style-name="L12">
      <style:text-properties fo:font-style="normal" officeooo:rsid="000c8eaa" officeooo:paragraph-rsid="000828d8" style:font-style-asian="normal" style:font-style-complex="normal"/>
    </style:style>
    <style:style style:name="P22" style:family="paragraph" style:parent-style-name="Text_20_body">
      <style:text-properties fo:font-style="normal" officeooo:rsid="000c8eaa" officeooo:paragraph-rsid="000828d8" style:font-style-asian="normal" style:font-style-complex="normal"/>
    </style:style>
    <style:style style:name="P23" style:family="paragraph" style:parent-style-name="Text_20_body" style:list-style-name="L14">
      <style:text-properties fo:font-style="normal" officeooo:rsid="000c8eaa" officeooo:paragraph-rsid="000828d8" style:font-style-asian="normal" style:font-style-complex="normal"/>
    </style:style>
    <style:style style:name="P24" style:family="paragraph" style:parent-style-name="Text_20_body" style:list-style-name="L13">
      <style:text-properties fo:font-style="normal" officeooo:rsid="000e60cd" officeooo:paragraph-rsid="000828d8" style:font-style-asian="normal" style:font-style-complex="normal"/>
    </style:style>
    <style:style style:name="P25" style:family="paragraph" style:parent-style-name="Text_20_body">
      <style:text-properties fo:font-style="normal" officeooo:rsid="000e60cd" officeooo:paragraph-rsid="000828d8" style:font-style-asian="normal" style:font-style-complex="normal"/>
    </style:style>
    <style:style style:name="P26" style:family="paragraph" style:parent-style-name="Text_20_body">
      <style:text-properties fo:font-style="normal" officeooo:rsid="000ec9b4" officeooo:paragraph-rsid="000828d8" style:font-style-asian="normal" style:font-style-complex="normal"/>
    </style:style>
    <style:style style:name="P27" style:family="paragraph" style:parent-style-name="Text_20_body">
      <style:text-properties fo:font-style="normal" officeooo:rsid="000eec54" officeooo:paragraph-rsid="000828d8" style:font-style-asian="normal" style:font-style-complex="normal"/>
    </style:style>
    <style:style style:name="P28" style:family="paragraph" style:parent-style-name="Text_20_body">
      <style:text-properties fo:font-style="normal" officeooo:rsid="000828d8" officeooo:paragraph-rsid="000828d8" style:font-style-asian="normal" style:font-style-complex="normal"/>
    </style:style>
    <style:style style:name="P29" style:family="paragraph" style:parent-style-name="Text_20_body">
      <style:text-properties officeooo:rsid="000e60cd" officeooo:paragraph-rsid="000828d8"/>
    </style:style>
    <style:style style:name="P30" style:family="paragraph" style:parent-style-name="Text_20_body">
      <style:text-properties officeooo:rsid="000ec9b4" officeooo:paragraph-rsid="000828d8"/>
    </style:style>
    <style:style style:name="P31" style:family="paragraph" style:parent-style-name="Text_20_body" style:list-style-name="L12">
      <style:text-properties officeooo:paragraph-rsid="000828d8"/>
    </style:style>
    <style:style style:name="P32" style:family="paragraph" style:parent-style-name="Text_20_body">
      <style:text-properties officeooo:paragraph-rsid="000828d8"/>
    </style:style>
    <style:style style:name="P33" style:family="paragraph" style:parent-style-name="Text_20_body" style:list-style-name="L9">
      <style:text-properties officeooo:rsid="000828d8" officeooo:paragraph-rsid="000828d8"/>
    </style:style>
    <style:style style:name="P34" style:family="paragraph" style:parent-style-name="Text_20_body">
      <style:text-properties officeooo:rsid="000828d8" officeooo:paragraph-rsid="000828d8"/>
    </style:style>
    <style:style style:name="P35" style:family="paragraph" style:parent-style-name="Text_20_body" style:list-style-name="L15">
      <style:text-properties officeooo:rsid="000828d8" officeooo:paragraph-rsid="000828d8"/>
    </style:style>
    <style:style style:name="P36" style:family="paragraph" style:parent-style-name="Text_20_body" style:list-style-name="L14">
      <style:text-properties officeooo:paragraph-rsid="000828d8"/>
    </style:style>
    <style:style style:name="P37" style:family="paragraph" style:parent-style-name="Text_20_body" style:list-style-name="L15">
      <style:text-properties officeooo:paragraph-rsid="000828d8"/>
    </style:style>
    <style:style style:name="T1" style:family="text">
      <style:text-properties officeooo:rsid="00103928"/>
    </style:style>
    <style:style style:name="T2" style:family="text">
      <style:text-properties officeooo:rsid="00097a4b"/>
    </style:style>
    <style:style style:name="T3" style:family="text">
      <style:text-properties fo:font-style="italic" fo:font-weight="bold" officeooo:rsid="00097a4b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03928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0828d8" style:font-style-asian="italic" style:font-weight-asian="bold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97a4b" style:font-style-asian="italic" style:font-style-complex="italic"/>
    </style:style>
    <style:style style:name="T8" style:family="text">
      <style:text-properties fo:font-style="italic" officeooo:rsid="000aa6c7" style:font-style-asian="italic" style:font-style-complex="italic"/>
    </style:style>
    <style:style style:name="T9" style:family="text">
      <style:text-properties fo:font-style="italic" officeooo:rsid="000c8eaa" style:font-style-asian="italic" style:font-style-complex="italic"/>
    </style:style>
    <style:style style:name="T10" style:family="text">
      <style:text-properties fo:font-style="italic" officeooo:rsid="000828d8" style:font-style-asian="italic" style:font-style-complex="italic"/>
    </style:style>
    <style:style style:name="T11" style:family="text">
      <style:text-properties fo:font-style="italic" officeooo:rsid="00085cda" style:font-style-asian="italic" style:font-style-complex="italic"/>
    </style:style>
    <style:style style:name="T12" style:family="text">
      <style:text-properties officeooo:rsid="000ec9b4"/>
    </style:style>
    <style:style style:name="T13" style:family="text">
      <style:text-properties officeooo:rsid="000aa6c7"/>
    </style:style>
    <style:style style:name="T14" style:family="text">
      <style:text-properties officeooo:rsid="000eec54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0aa6c7" style:font-style-asian="normal" style:font-style-complex="normal"/>
    </style:style>
    <style:style style:name="T17" style:family="text">
      <style:text-properties fo:font-style="normal" officeooo:rsid="000eec54" style:font-style-asian="normal" style:font-style-complex="normal"/>
    </style:style>
    <style:style style:name="T18" style:family="text">
      <style:text-properties fo:font-style="normal" officeooo:rsid="00103928" style:font-style-asian="normal" style:font-style-complex="normal"/>
    </style:style>
    <style:style style:name="T19" style:family="text">
      <style:text-properties fo:font-style="normal" officeooo:rsid="000c8eaa" style:font-style-asian="normal" style:font-style-complex="normal"/>
    </style:style>
    <style:style style:name="T20" style:family="text">
      <style:text-properties fo:font-style="normal" officeooo:rsid="0010d7f1" style:font-style-asian="normal" style:font-style-complex="normal"/>
    </style:style>
    <style:style style:name="T21" style:family="text">
      <style:text-properties fo:font-style="normal" officeooo:rsid="000e60cd" style:font-style-asian="normal" style:font-style-complex="normal"/>
    </style:style>
    <style:style style:name="T22" style:family="text">
      <style:text-properties fo:font-style="normal" officeooo:rsid="000ec9b4" style:font-style-asian="normal" style:font-style-complex="normal"/>
    </style:style>
    <style:style style:name="T23" style:family="text">
      <style:text-properties fo:font-style="normal" officeooo:rsid="000828d8" style:font-style-asian="normal" style:font-style-complex="normal"/>
    </style:style>
    <style:style style:name="T24" style:family="text">
      <style:text-properties fo:font-style="normal" officeooo:rsid="00085cda" style:font-style-asian="normal" style:font-style-complex="normal"/>
    </style:style>
    <style:style style:name="T2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6" style:family="text">
      <style:text-properties fo:font-style="normal" style:text-underline-style="solid" style:text-underline-width="auto" style:text-underline-color="font-color" officeooo:rsid="000c8eaa" style:font-style-asian="normal" style:font-style-complex="normal"/>
    </style:style>
    <style:style style:name="T27" style:family="text">
      <style:text-properties fo:font-style="normal" style:text-underline-style="solid" style:text-underline-width="auto" style:text-underline-color="font-color" officeooo:rsid="0010d7f1" style:font-style-asian="normal" style:font-style-complex="normal"/>
    </style:style>
    <style:style style:name="T28" style:family="text">
      <style:text-properties fo:font-style="normal" style:text-underline-style="none" officeooo:rsid="000c8eaa" style:font-style-asian="normal" style:font-style-complex="normal"/>
    </style:style>
    <style:style style:name="T29" style:family="text">
      <style:text-properties officeooo:rsid="0010d7f1"/>
    </style:style>
    <style:style style:name="T30" style:family="text">
      <style:text-properties style:text-underline-style="none"/>
    </style:style>
    <style:style style:name="T31" style:family="text">
      <style:text-properties officeooo:rsid="000828d8"/>
    </style:style>
    <style:style style:name="T32" style:family="text">
      <style:text-properties officeooo:rsid="000e60cd"/>
    </style:style>
    <style:style style:name="T33" style:family="text">
      <style:text-properties officeooo:rsid="00085cd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23cm" fo:text-indent="-0.635cm" fo:margin-left="2.6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58cm" fo:text-indent="-0.635cm" fo:margin-left="3.2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93cm" fo:text-indent="-0.635cm" fo:margin-left="3.8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28cm" fo:text-indent="-0.635cm" fo:margin-left="4.5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63cm" fo:text-indent="-0.635cm" fo:margin-left="5.1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98cm" fo:text-indent="-0.635cm" fo:margin-left="5.7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33cm" fo:text-indent="-0.635cm" fo:margin-left="6.4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68cm" fo:text-indent="-0.635cm" fo:margin-left="7.0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03cm" fo:text-indent="-0.635cm" fo:margin-left="7.7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38cm" fo:text-indent="-0.635cm" fo:margin-left="8.338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apport d’analyses Bulk-RNA seq</text:h>
      <text:p text:style-name="P5"/>
      <text:h text:style-name="P2" text:outline-level="2">Informations demandeurs</text:h>
      <text:p text:style-name="P6">Demandeurs : </text:p>
      <text:list xml:id="list2333626404" text:style-name="L1">
        <text:list-item>
          <text:list>
            <text:list-item>
              <text:p text:style-name="P7"><text:span text:style-name="T31">Pauline Garcia </text:span><text:span text:style-name="T2">(INMG PGNM – Voies de signalisation et muscles striés <text:s/>: <text:s/>julie.sitolle@univ-lyon1.fr</text:span></text:p>
            </text:list-item>
            <text:list-item>
              <text:p text:style-name="P7"><text:span text:style-name="T1">Fabien LeGrand</text:span><text:span text:style-name="T2"> (INMG PGNM – Voies de signalisation et muscles striés ) : fabien.le-grand@cnrs.fr</text:span></text:p>
            </text:list-item>
          </text:list>
        </text:list-item>
      </text:list>
      <text:p text:style-name="P6">Projet : </text:p>
      <text:p text:style-name="P8">Analyse classique sans filtration des features</text:p>
      <text:p text:style-name="P5"><text:span text:style-name="T3"><text:s/>sur des échantillons d’origine </text:span><text:span text:style-name="T4">murine</text:span><text:span text:style-name="T3"> de Bulk RNA-seq </text:span></text:p>
      <text:p text:style-name="P5"><text:span text:style-name="T5">avec recherche d’éléments transposables</text:span></text:p>
      <text:p text:style-name="P14"/>
      <text:p text:style-name="P16">L’analyse comprend : le traitement upstream et l’analyse downstream. </text:p>
      <text:list xml:id="list2927791122" text:style-name="L8">
        <text:list-item>
          <text:p text:style-name="P15">La partie upstream est assurée par le pipeline nf-core/rnaseq. </text:p>
        </text:list-item>
        <text:list-item>
          <text:p text:style-name="P15">La partie downstream est assurée par le pipeline mise en place au sein de MNA2.</text:p>
        </text:list-item>
      </text:list>
      <text:h text:style-name="P2" text:outline-level="2">Design expérimental</text:h>
      <text:p text:style-name="P32"><text:span text:style-name="T2">Le design expérimental a été conçu par les demandeurs. Une étape de Data Management des informations a été effectué</text:span><text:span text:style-name="T12">e</text:span><text:span text:style-name="T2"> sans compromission des comparaisons demandées. Le design utilisé peut être consu</text:span><text:span text:style-name="T12">l</text:span><text:span text:style-name="T2">table : </text:span><text:span text:style-name="T7">results_downstream_nfcorernaseq_3.11.08072024/design.tsv</text:span></text:p>
      <text:h text:style-name="P2" text:outline-level="2">Comparaison demandée</text:h>
      <text:p text:style-name="P32"><text:span text:style-name="T13">Les demandeurs ont établi </text:span><text:span text:style-name="T1">1</text:span><text:span text:style-name="T13"> comparaisons à effectuer. Une étape de Data Management des information</text:span><text:span text:style-name="T12">s</text:span><text:span text:style-name="T13"> a été réalisé</text:span><text:span text:style-name="T12">e</text:span><text:span text:style-name="T13"> sans compromission des informations. </text:span></text:p>
      <text:p text:style-name="P32"><text:span text:style-name="T13">Les comparaisons peuvent être consultables : </text:span><text:span text:style-name="T7">results_downstream_nfcorernaseq_3.11.08072024/</text:span><text:span text:style-name="T8">contrastlist.tsv</text:span></text:p>
      <text:h text:style-name="P2" text:outline-level="2">Analyses effectuées</text:h>
      <text:list xml:id="list107801841" text:style-name="L9">
        <text:list-item>
          <text:p text:style-name="P17">Partie upstream <text:span text:style-name="T31">pour le niveau Gene</text:span></text:p>
        </text:list-item>
      </text:list>
      <text:p text:style-name="P19">Le détail du pipeline est disponible ici : <text:a xlink:type="simple" xlink:href="https://nf-co.re/rnaseq/3.11.2" text:style-name="Internet_20_link" text:visited-style-name="Visited_20_Internet_20_Link">https://nf-co.re/rnaseq/3.11.2</text:a></text:p>
      <text:p text:style-name="P19">Les traitements et analyses effectuée<text:span text:style-name="T14">s</text:span> au cours du pipeline sont consultables : <text:span text:style-name="T6">results_upstream_nfcorernaseq_3.11.08072024/multiqc_report.html</text:span></text:p>
      <text:list xml:id="list134742246349409" text:continue-numbering="true" text:style-name="L9">
        <text:list-item>
          <text:p text:style-name="P33">Partie upstream pour le niveau <text:span text:style-name="T33">d’élément transposable (TE)</text:span></text:p>
        </text:list-item>
      </text:list>
      <text:p text:style-name="P34"><text:soft-page-break/>Le détail du pipeline est disponible ici : <text:a xlink:type="simple" xlink:href="https://academic.oup.com/bioinformatics/article/38/13/3361/6591201" text:style-name="Internet_20_link" text:visited-style-name="Visited_20_Internet_20_Link">https://academic.oup.com/bioinformatics/article/38/13/3361/6591201</text:a></text:p>
      <text:list xml:id="list134740859636639" text:continue-numbering="true" text:style-name="L9">
        <text:list-item>
          <text:p text:style-name="P17">Partie downstream</text:p>
        </text:list-item>
      </text:list>
      <text:p text:style-name="P19">Les analyses suivantes ont été réalisées : </text:p>
      <text:list xml:id="list909441467" text:style-name="L10">
        <text:list-item>
          <text:p text:style-name="P18">Sélection des features* </text:p>
        </text:list-item>
        <text:list-item>
          <text:p text:style-name="P18">Contrôles-Qualité des échantillons par PCA/UMAP/Clustering non supervisé</text:p>
        </text:list-item>
        <text:list-item>
          <text:p text:style-name="P18">Analyse différentielle</text:p>
        </text:list-item>
        <text:list-item>
          <text:p text:style-name="P18">Analyse d’enrichissement <text:span text:style-name="T31">pour le niveau gène</text:span></text:p>
        </text:list-item>
        <text:list-item>
          <text:p text:style-name="P18">Analyse fonctionnelle <text:span text:style-name="T31">pour le niveau gène</text:span></text:p>
        </text:list-item>
      </text:list>
      <text:p text:style-name="P20">* Une feature est une annotation génomique (gène, pseudogène, microRNA, etc.)</text:p>
      <text:h text:style-name="P2" text:outline-level="2">Rendu de résultats <text:span text:style-name="T31">au niveau Gène</text:span></text:h>
      <text:p text:style-name="P19">Les résultats sont consultables dans le répertoire <text:span text:style-name="T6">results_downstream_3.11.08072024</text:span></text:p>
      <text:p text:style-name="P32"><text:span text:style-name="T16">Le répertoire comprend un fichier html réunissant un visuel des sélections, QC et analyses différentielle</text:span><text:span text:style-name="T17">s</text:span><text:span text:style-name="T16">. Il comprend </text:span><text:span text:style-name="T18">un </text:span><text:span text:style-name="T16">dossier propre à </text:span><text:span text:style-name="T18">la</text:span><text:span text:style-name="T16"> comparaison comprenant l’analyse d’enrichissement et fonctionnelle.</text:span></text:p>
      <text:p text:style-name="P22">Il y a 3 séries de fichiers csv (séparateur « , ») :</text:p>
      <text:list xml:id="list3793230336" text:style-name="L11">
        <text:list-item>
          <text:list>
            <text:list-item>
              <text:p text:style-name="P9">comparaison_<text:span text:style-name="T15">gosea.csv : </text:span></text:p>
            </text:list-item>
          </text:list>
        </text:list-item>
      </text:list>
      <text:p text:style-name="P22">Il contient le résultat de l’analyse différentielle, les colonnes sont délimité<text:span text:style-name="T29">e</text:span>s selon : </text:p>
      <text:list xml:id="list662816580" text:style-name="L12">
        <text:list-item>
          <text:p text:style-name="P31"><text:span text:style-name="T26">l’identi</text:span><text:span text:style-name="T27">f</text:span><text:span text:style-name="T26">ication :</text:span><text:span text:style-name="T28"> </text:span><text:span text:style-name="T19">les lignes portent le nom d’une feature d’après la référence GRC</text:span><text:span text:style-name="T18">m39</text:span><text:span text:style-name="T19">.11</text:span><text:span text:style-name="T18">1</text:span><text:span text:style-name="T19">. Chaque ligne est associée à un identifiant Ensembl unique (</text:span><text:span text:style-name="T9">ensembl_gene_id</text:span><text:span text:style-name="T19">) </text:span><text:span text:style-name="T20">et</text:span><text:span text:style-name="T19"> la localisation chromosomique (uniquement le chromosome), la catégorie RNA auquel appartient la feature</text:span></text:p>
        </text:list-item>
        <text:list-item>
          <text:p text:style-name="P10"><text:span text:style-name="T25">les métriques de l’analyse différentielle :</text:span><text:span text:style-name="T30"> baseMean, log2FoldChange, lfcSE, stat, pvalue, padj.</text:span> </text:p>
        </text:list-item>
        <text:list-item>
          <text:p text:style-name="P21">Les variables catégorielles de l’analyse différentielle : <text:span text:style-name="T6">LFC, FDR, signed</text:span></text:p>
          <text:list>
            <text:list-item>
              <text:p text:style-name="P21">Une feature est « up-regulated » si et seulement si log2FoldChange ≥ 1.2</text:p>
            </text:list-item>
            <text:list-item>
              <text:p text:style-name="P21">Une feature est « down-regulated » si et seulement si log2FoldChange ≤ -1.2</text:p>
            </text:list-item>
          </text:list>
        </text:list-item>
      </text:list>
      <text:p text:style-name="P22">Tout autre situation est considéré<text:span text:style-name="T14">e</text:span> comme « unchanged »</text:p>
      <text:list xml:id="list134740967699697" text:continue-numbering="true" text:style-name="L12">
        <text:list-item>
          <text:list>
            <text:list-item>
              <text:p text:style-name="P21">Une feature est « Significant » si et seulement si padj &lt; 0.05 sinon elle est « NoSignificant »</text:p>
            </text:list-item>
          </text:list>
        </text:list-item>
      </text:list>
      <text:p text:style-name="P22">Dans certains cas, où le nombre de features dépasse le millier d’éléments, un filtre plus fort est appliqué, dans ce cas-là, les features retenues pour les analyses suivantes est padj &lt; 0.001. Les valeurs du tableau ne sont pas corrigé<text:span text:style-name="T14">es</text:span> dans ce cas de situation.</text:p>
      <text:list xml:id="list134740614056479" text:continue-numbering="true" text:style-name="L12">
        <text:list-item>
          <text:p text:style-name="P21">Les rangs : <text:span text:style-name="T6">ranks_signed_padj, ranks_signed_pval, ranks_LFC</text:span></text:p>
        </text:list-item>
      </text:list>
      <text:list xml:id="list134742284636023" text:continue-list="list3793230336" text:style-name="L11">
        <text:list-item>
          <text:list>
            <text:list-item>
              <text:p text:style-name="P9"><text:span text:style-name="T15">gseaGO_clusterprofiler_results2_</text:span>indexcomparaison<text:span text:style-name="T15">.csv</text:span></text:p>
            </text:list-item>
          </text:list>
        </text:list-item>
      </text:list>
      <text:p text:style-name="P25"><text:soft-page-break/>Il contient le résultat de l’analyse d’enrichissement des Goterm assuré par clusterprofiler sur les ontologies provenant de MsigDB.</text:p>
      <text:p text:style-name="P12"><text:span text:style-name="T15">La colonne </text:span>geneSets<text:span text:style-name="T15"> correspond à la liste de gènes testée et appartenant à une ontologie donnée (colonne </text:span>ONTOLOGY<text:span text:style-name="T15">). Les valeurs associées correspondent au Normalized Enrichment Score (NES), à la confiance dans le test hypergéométrique réalisé (</text:span>p.adjust<text:span text:style-name="T15"> et </text:span>qvalue<text:span text:style-name="T15">). Les autres colonnes servent dans le processus de représentation disponible dans chaque répertoire de comparaison.</text:span></text:p>
      <text:list xml:id="list134740400745346" text:continue-numbering="true" text:style-name="L11">
        <text:list-item>
          <text:list>
            <text:list-item>
              <text:p text:style-name="P9"><text:span text:style-name="T15">gsea_gprofiler2_results1</text:span>indexcomparaison<text:span text:style-name="T15">.csv</text:span></text:p>
            </text:list-item>
          </text:list>
        </text:list-item>
      </text:list>
      <text:p text:style-name="P32"><text:span text:style-name="T19">Il contient le résultat de l’analyse </text:span><text:span text:style-name="T21">fonctionnelle </text:span><text:span text:style-name="T19">assurée par gprofiler2 sur différent</text:span><text:span text:style-name="T20">es</text:span><text:span text:style-name="T19"> bases de données :</text:span></text:p>
      <text:p text:style-name="P4"><text:span text:style-name="T15">Le pipeline réalis</text:span><text:span text:style-name="T17">e</text:span><text:span text:style-name="T15"> 2 requêtes : une pour les features down-regulated et une autre pour les features up-regulated. Chaque requête est indépendante. </text:span><text:span text:style-name="T21">Cette information est disponible dans la colonne « query ». Pour le détail des autres colonnes, veuillez lire : </text:span><text:a xlink:type="simple" xlink:href="https://biit.cs.ut.ee/gprofiler/page/apis" text:style-name="Internet_20_link" text:visited-style-name="Visited_20_Internet_20_Link"><text:span text:style-name="T21">https://biit.cs.ut.ee/gprofiler/page/apis</text:span></text:a><text:span text:style-name="T21"> (partie g:GOSt)</text:span></text:p>
      <text:p text:style-name="P22"/>
      <text:p text:style-name="P29"><text:span text:style-name="T19">L</text:span><text:span text:style-name="T15">es graphiques de chaque comparaison sont les suivants : </text:span></text:p>
      <text:list xml:id="list1573664823" text:style-name="L13">
        <text:list-item>
          <text:p text:style-name="P24">BarPlot_GSEA</text:p>
        </text:list-item>
      </text:list>
      <text:p text:style-name="P32"><text:span text:style-name="T21">A partir des résultats de gprofiler2, on </text:span><text:span text:style-name="T17">représente</text:span><text:span text:style-name="T21"> l’enrichissement des genesets selon la base de données et associé à chaque requête effectué</text:span><text:span text:style-name="T17">e</text:span><text:span text:style-name="T21">.</text:span></text:p>
      <text:list xml:id="list134742328484790" text:continue-numbering="true" text:style-name="L13">
        <text:list-item>
          <text:p text:style-name="P24">NESplot_GOTERM</text:p>
        </text:list-item>
      </text:list>
      <text:p text:style-name="P32"><text:span text:style-name="T21">A partir des résultats de clusterprofiler, on </text:span><text:span text:style-name="T17">représente </text:span><text:span text:style-name="T21">l’enrichissement des genesets selon l’ontologie.</text:span></text:p>
      <text:list xml:id="list134741199448199" text:continue-numbering="true" text:style-name="L13">
        <text:list-item>
          <text:p text:style-name="P24">UpsetPlot</text:p>
        </text:list-item>
      </text:list>
      <text:p text:style-name="P25">On associe l’analyse d’enrichissement de clusterprofiler avec les résultats de l’analyse différentielle pour représenter le chevauchement des gènes entre les genesets et leur caractère différentielle dans la comparaison.</text:p>
      <text:list xml:id="list134740567172420" text:continue-numbering="true" text:style-name="L13">
        <text:list-item>
          <text:p text:style-name="P24">GeneConceptNetwork</text:p>
        </text:list-item>
      </text:list>
      <text:p text:style-name="P32"><text:span text:style-name="T21">A partir des résultats de clusterprofiler, on a représenté la dérégulation des gènes et leur</text:span><text:span text:style-name="T20">s</text:span><text:span text:style-name="T21"> associations </text:span><text:span text:style-name="T17">de parentés</text:span><text:span text:style-name="T21"> avec des Goterm parent</text:span><text:span text:style-name="T17">s</text:span><text:span text:style-name="T21">.</text:span></text:p>
      <text:list xml:id="list134740965418711" text:continue-numbering="true" text:style-name="L13">
        <text:list-item>
          <text:p text:style-name="P24">Similarity</text:p>
        </text:list-item>
      </text:list>
      <text:p text:style-name="P25">A partir des résultats de clusterprofiler, on a représenté la similarité sémantique entre chaque Goterm calculé dérégulé. C’est-à-dire la proportion entre chaque goterm <text:span text:style-name="T29">à</text:span> être similaire par rapport aux gènes qui les constituent.</text:p>
      <text:list xml:id="list134742272372249" text:continue-numbering="true" text:style-name="L13">
        <text:list-item>
          <text:p text:style-name="P24">Unsupervised_analysis</text:p>
        </text:list-item>
      </text:list>
      <text:p text:style-name="P25">Il s’agit des QC.</text:p>
      <text:list xml:id="list134741238261392" text:continue-numbering="true" text:style-name="L13">
        <text:list-item>
          <text:p text:style-name="P24">Z-Score_CountNormalized_on_deregulated_genes</text:p>
        </text:list-item>
      </text:list>
      <text:p text:style-name="P32"><text:span text:style-name="T21">On a représenté les features par biotype différentiellement dérégulée</text:span><text:span text:style-name="T17">s</text:span><text:span text:style-name="T21"> au moyen d’un Z-score sur les </text:span><text:span text:style-name="T17">comptages</text:span><text:span text:style-name="T21"> normalisé et on les associe à leur p-adj et leur log2FoldChange.</text:span></text:p>
      <text:p text:style-name="P30"><text:soft-page-break/><text:span text:style-name="T15">Pour plus de détails, veuillez consulter : </text:span><text:a xlink:type="simple" xlink:href="https://yulab-smu.top/biomedical-knowledge-mining-book/enrichment-overview.html#gsea-algorithm" text:style-name="Internet_20_link" text:visited-style-name="Visited_20_Internet_20_Link"><text:span text:style-name="T15">https://yulab-smu.top/biomedical-knowledge-mining-book/enrichment-overview.html#gsea-algorithm</text:span></text:a></text:p>
      <text:p text:style-name="P32"><text:span text:style-name="T22">Les résultats simples sont donc des graphiques, des csv et des html. L’ensemble « ligth » fait : ~</text:span><text:span text:style-name="T18">18</text:span><text:span text:style-name="T22">Mb. L’ensemble complet des données traité</text:span><text:span text:style-name="T20">e</text:span><text:span text:style-name="T22">s (hors fastq.gz) fait : ~</text:span><text:span text:style-name="T18">40</text:span><text:span text:style-name="T22">Gb.</text:span></text:p>
      <text:p text:style-name="P26"/>
      <text:p text:style-name="P32"><text:span text:style-name="T17">Le présent envoie (</text:span><text:span text:style-name="T23">10</text:span><text:span text:style-name="T17"> jui</text:span><text:span text:style-name="T23">llet</text:span><text:span text:style-name="T17"> 2024) ne contient pas archives R utilisés.</text:span></text:p>
      <text:p text:style-name="P27">Les counts/abondances/tpm selon différentes méthodes de comptages peuvent être envoyé à la demande.</text:p>
      <text:p text:style-name="P28">Des fichiers de counts brutes et sélectionnée mais non normalisés ont été envoyé. </text:p>
      <text:h text:style-name="P3" text:outline-level="2">Rendu de résultats au niveau TE</text:h>
      <text:p text:style-name="P19">Les résultats sont consultables dans le répertoire <text:span text:style-name="T6">results_downstream_3.11.08072024/</text:span><text:span text:style-name="T10">TELevel</text:span></text:p>
      <text:p text:style-name="P32"><text:span text:style-name="T16">Le répertoire comprend </text:span><text:span text:style-name="T23">des fichiers pdf et deux fichiers csv (séparateur « , »)</text:span></text:p>
      <text:p text:style-name="P13"><text:span text:style-name="T15">Les fichiers csv contiennent :</text:span></text:p>
      <text:list xml:id="list2532038095" text:style-name="L15">
        <text:list-item>
          <text:p text:style-name="P37"><text:span text:style-name="T23">les counts non filtré (</text:span><text:span text:style-name="T10">countsTE_unormalized.csv</text:span><text:span text:style-name="T23">) et non normalisé</text:span></text:p>
        </text:list-item>
        <text:list-item>
          <text:p text:style-name="P35"><text:span text:style-name="T23">l</text:span><text:span text:style-name="T15">es counts filtré (</text:span><text:span text:style-name="T6">countsTE_selected_unormalized.csv</text:span><text:span text:style-name="T15">) et non normalisé</text:span></text:p>
        </text:list-item>
      </text:list>
      <text:p text:style-name="P22">Il contient le résultat de l’analyse différentielle, les colonnes sont délimité<text:span text:style-name="T29">e</text:span>s selon : </text:p>
      <text:list xml:id="list2727477465" text:style-name="L14">
        <text:list-item>
          <text:p text:style-name="P36"><text:span text:style-name="T26">l’identi</text:span><text:span text:style-name="T27">f</text:span><text:span text:style-name="T26">ication :</text:span><text:span text:style-name="T28"> </text:span><text:span text:style-name="T19">les lignes portent le nom d’une feature </text:span><text:span text:style-name="T24">ainsi que son loci </text:span><text:span text:style-name="T19">d’après la référence GRC</text:span><text:span text:style-name="T18">m39</text:span><text:span text:style-name="T19">.11</text:span><text:span text:style-name="T18">1 </text:span><text:span text:style-name="T24">de RepeatMasker</text:span><text:span text:style-name="T19">. Chaque ligne est associée à un identifiant </text:span><text:span text:style-name="T24">élément transposable</text:span><text:span text:style-name="T19"> unique (</text:span><text:span text:style-name="T11">te_id</text:span><text:span text:style-name="T19">) </text:span><text:span text:style-name="T20">et</text:span><text:span text:style-name="T19"> la localisation chromosomique (uniquement le chromosome)</text:span></text:p>
        </text:list-item>
        <text:list-item>
          <text:p text:style-name="P11"><text:span text:style-name="T25">les métriques de l’analyse différentielle :</text:span><text:span text:style-name="T30"> baseMean, log2FoldChange, lfcSE, stat, pvalue, padj.</text:span> </text:p>
        </text:list-item>
        <text:list-item>
          <text:p text:style-name="P23">Les variables catégorielles de l’analyse différentielle : <text:span text:style-name="T6">LFC, FDR, signed</text:span></text:p>
          <text:list>
            <text:list-item>
              <text:p text:style-name="P23">Une feature est « up-regulated » si et seulement si log2FoldChange ≥ 1.2</text:p>
            </text:list-item>
            <text:list-item>
              <text:p text:style-name="P23">Une feature est « down-regulated » si et seulement si log2FoldChange ≤ -1.2</text:p>
            </text:list-item>
          </text:list>
        </text:list-item>
      </text:list>
      <text:p text:style-name="P22">Tout autre situation est considéré<text:span text:style-name="T14">e</text:span> comme « unchanged »</text:p>
      <text:list xml:id="list134740863907660" text:continue-numbering="true" text:style-name="L14">
        <text:list-item>
          <text:list>
            <text:list-item>
              <text:p text:style-name="P23">Une feature est « Significant » si et seulement si padj &lt; 0.05 sinon elle est « NoSignificant »</text:p>
            </text:list-item>
          </text:list>
        </text:list-item>
      </text:list>
      <text:p text:style-name="P22"><text:span text:style-name="T31">Dans certains cas, où le nombre de features dépasse le millier d’éléments, un filtre plus fort est appliqué, dans ce cas-là, les features retenues pour les analyses suivantes est padj &lt; 0.001. Les valeurs du tableau ne sont pas corrigé</text:span><text:span text:style-name="T14">es</text:span><text:span text:style-name="T31"> dans ce cas de situation.</text:span></text:p>
      <text:list xml:id="list134741787782545" text:continue-list="list134741238261392" text:style-name="L13">
        <text:list-item>
          <text:p text:style-name="P24">Z-Score_CountNormalized_on_deregulated_genes</text:p>
        </text:list-item>
      </text:list>
      <text:p text:style-name="P32"><text:span text:style-name="T21">On a représenté les features par </text:span><text:span text:style-name="T24">famille de TE</text:span><text:span text:style-name="T21"> différentiellement dérégulée</text:span><text:span text:style-name="T17">s</text:span><text:span text:style-name="T21"> au moyen d’un Z-score sur les </text:span><text:span text:style-name="T17">comptages</text:span><text:span text:style-name="T21"> normalisé et on les associe à leur p-adj et leur log2FoldChange.</text:span></text:p>
      <text:h text:style-name="P2" text:outline-level="2"><text:soft-page-break/>Matériels &amp; Méthodes</text:h>
      <text:p text:style-name="P32"/>
      <text:p text:style-name="P4">A la date de rédaction de ce rapport, un matériel &amp; méthode n’est pas disponibl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10T13:26:35.538328388</meta:creation-date>
    <dc:date>2024-07-10T13:47:40.244018683</dc:date>
    <meta:editing-duration>PT12S</meta:editing-duration>
    <meta:editing-cycles>1</meta:editing-cycles>
    <meta:document-statistic meta:table-count="0" meta:image-count="0" meta:object-count="0" meta:page-count="5" meta:paragraph-count="91" meta:word-count="1154" meta:character-count="8146" meta:non-whitespace-character-count="7101"/>
    <meta:generator>LibreOffice/6.4.7.2$Linux_X86_64 LibreOffice_project/40$Build-2</meta:generator>
  </office:meta>
</office:document-meta>
</file>